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1ee17" officeooo:paragraph-rsid="0001ee17"/>
    </style:style>
    <style:style style:name="P2" style:family="paragraph" style:parent-style-name="Title">
      <style:text-properties officeooo:rsid="0001ee17" officeooo:paragraph-rsid="0001ee17"/>
    </style:style>
    <style:style style:name="P3" style:family="paragraph" style:parent-style-name="Text_20_body">
      <style:text-properties officeooo:rsid="00023199" officeooo:paragraph-rsid="00023199"/>
    </style:style>
    <style:style style:name="P4" style:family="paragraph" style:parent-style-name="Text_20_body">
      <style:text-properties officeooo:rsid="000422fc" officeooo:paragraph-rsid="000422fc"/>
    </style:style>
    <style:style style:name="P5" style:family="paragraph" style:parent-style-name="Text_20_body">
      <style:text-properties officeooo:rsid="00059abf" officeooo:paragraph-rsid="00059abf"/>
    </style:style>
    <style:style style:name="P6" style:family="paragraph" style:parent-style-name="Text_20_body">
      <style:text-properties officeooo:rsid="00059abf" officeooo:paragraph-rsid="00059abf"/>
    </style:style>
    <style:style style:name="P7" style:family="paragraph" style:parent-style-name="Text_20_body">
      <style:text-properties officeooo:rsid="0006d10a" officeooo:paragraph-rsid="0006d10a"/>
    </style:style>
    <style:style style:name="T1" style:family="text">
      <style:text-properties officeooo:rsid="000422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-CH ABILITIES</text:p>
      <text:p text:style-name="P1">Sharp-Shooter: Doesnt charge the block meter when a card does damage with it.</text:p>
      <text:p text:style-name="P1">Trick-Proof: Tricks from the opposite faction of the card doesnt effect them</text:p>
      <text:p text:style-name="P1">Bounce: Gain back a troop from the board.</text:p>
      <text:p text:style-name="P1">Attack Again (A):A animal does a bonus attack after combat here.</text:p>
      <text:p text:style-name="P1">Invincible: A troop cant be hurt.</text:p>
      <text:p text:style-name="P3">In Box (R): A robot hied in a invureable box and reveals itself at the start of robot tricks.</text:p>
      <text:p text:style-name="P3">Killer (R): Destroy a troop who takes damage from a troop with it.</text:p>
      <text:p text:style-name="P3">Cutting Edge: A troop that attacks with this attacks every oposing faction troop in its lane and the hero of the opposing faction.</text:p>
      <text:p text:style-name="P3">Conjure:Gain a random card in the game with the specified variables.</text:p>
      <text:p text:style-name="P3">Hero Hunter:A troop gets <text:span text:style-name="T1">X</text:span> attack if there are no troops of its opposing faction there.</text:p>
      <text:p text:style-name="P4">Hunt:Move the troop to the last played troop of the opposing faction’s lane.</text:p>
      <text:p text:style-name="P4">Murder Combo (R): A robot does a bonus attack after it destroys a animal.</text:p>
      <text:p text:style-name="P4">Armor:A troop has resistance to X amount of damage.</text:p>
      <text:p text:style-name="P4">Over-Shooter (R):A troop does X damage to the animal hero before combat.</text:p>
      <text:p text:style-name="P4">Card-Ramp:Do a ability when you gain a card.</text:p>
      <text:p text:style-name="P4">Splash (A):Do X damage to robots next door when this attacks.</text:p>
      <text:p text:style-name="P5">Pull out:Gain a random card in your deck taht macthes specified variables. If there arent any in your deck,conjure with the specified variables.</text:p>
      <text:p text:style-name="P7">Heart Attack:A troops damage is now their hp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1T21:47:07.963000000</meta:creation-date>
    <dc:date>2024-10-22T22:55:02.240000000</dc:date>
    <meta:editing-duration>PT29M32S</meta:editing-duration>
    <meta:editing-cycles>4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19" meta:word-count="232" meta:character-count="1315" meta:non-whitespace-character-count="1102"/>
  </office:meta>
</office:document-meta>
</file>